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000000003760000035F5DE4E7C0.png"/>
  <manifest:file-entry manifest:media-type="image/png" manifest:full-path="Pictures/100000000000049D000003580A86378D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843cm" svg:x="1.154cm" svg:y="0.365cm">
          <draw:image xlink:href="Pictures/100000000000049D000003580A86378D.png" xlink:type="simple" xlink:show="embed" xlink:actuate="onLoad">
            <text:p/>
          </draw:image>
        </draw:frame>
        <draw:frame draw:style-name="gr1" draw:text-style-name="P1" draw:layer="layout" svg:width="16.129cm" svg:height="11.843cm" svg:x="2.805cm" svg:y="14.557cm">
          <draw:image xlink:href="Pictures/10000000000003760000035F5DE4E7C0.png" xlink:type="simple" xlink:show="embed" xlink:actuate="onLoad">
            <text:p/>
          </draw:image>
        </draw:frame>
        <draw:rect draw:style-name="gr2" draw:text-style-name="P1" draw:layer="layout" svg:width="2.064cm" svg:height="11.557cm" svg:x="18.526cm" svg:y="14.208cm">
          <text:p/>
        </draw:rect>
        <draw:rect draw:style-name="gr2" draw:text-style-name="P1" draw:layer="layout" svg:width="2.032cm" svg:height="12.319cm" svg:x="0.741cm" svg:y="14.436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11-04T20:38:21</dc:date>
    <meta:generator>OpenOffice/4.0.1$Unix OpenOffice.org_project/401m5$Build-9714</meta:generator>
    <meta:editing-duration>PT9M38S</meta:editing-duration>
    <meta:editing-cycles>2</meta:editing-cycles>
    <meta:document-statistic meta:object-count="4"/>
  </office:meta>
</office:document-meta>
</file>